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499cm" fo:margin-right="-0.6cm" fo:text-indent="0cm" style:auto-text-indent="false" style:page-number="auto" fo:background-color="transparent"/>
      <style:text-properties style:font-name="Georgia" fo:font-size="20pt" fo:font-weight="bold" officeooo:rsid="00027cac" officeooo:paragraph-rsid="00027cac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fo:font-size="20pt" fo:font-weight="bold" officeooo:rsid="00027cac" officeooo:paragraph-rsid="00027cac" style:font-size-asian="20pt" style:font-weight-asian="bold" style:font-size-complex="20pt" style:font-weight-complex="bold"/>
    </style:style>
    <style:style style:name="P3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fo:font-size="20pt" fo:font-weight="bold" officeooo:rsid="00027cac" officeooo:paragraph-rsid="001aef3a" style:font-size-asian="20pt" style:font-weight-asian="bold" style:font-size-complex="20pt" style:font-weight-complex="bold"/>
    </style:style>
    <style:style style:name="P4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officeooo:rsid="00027cac" officeooo:paragraph-rsid="00027cac"/>
    </style:style>
    <style:style style:name="P5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Georgia" fo:font-size="13pt" officeooo:rsid="00027cac" officeooo:paragraph-rsid="00052b36" style:font-size-asian="11.3500003814697pt" style:font-size-complex="13pt"/>
    </style:style>
    <style:style style:name="P6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Constantia" fo:font-size="18pt" officeooo:rsid="00027cac" officeooo:paragraph-rsid="00052b36" style:font-size-asian="18pt" style:font-size-complex="18pt"/>
    </style:style>
    <style:style style:name="P7" style:family="paragraph" style:parent-style-name="Standard">
      <loext:graphic-properties draw:fill="none"/>
      <style:paragraph-properties fo:margin-left="-0.499cm" fo:margin-right="-0.6cm" fo:text-indent="0cm" style:auto-text-indent="false" fo:background-color="transparent"/>
      <style:text-properties style:font-name="Constantia" fo:font-size="13pt" officeooo:rsid="00027cac" officeooo:paragraph-rsid="00052b36" style:font-size-asian="11.3500003814697pt" style:font-size-complex="13pt"/>
    </style:style>
    <style:style style:name="P8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27cac" officeooo:paragraph-rsid="00052b36" style:font-size-asian="11.3500003814697pt" style:font-size-complex="13pt"/>
    </style:style>
    <style:style style:name="P9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52b36" officeooo:paragraph-rsid="00052b36" style:font-size-asian="11.3500003814697pt" style:font-size-complex="13pt"/>
    </style:style>
    <style:style style:name="P10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75b99" officeooo:paragraph-rsid="00075b99" style:font-size-asian="11.3500003814697pt" style:font-size-complex="13pt"/>
    </style:style>
    <style:style style:name="P11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75b99" officeooo:paragraph-rsid="00090e55" style:font-size-asian="11.3500003814697pt" style:font-size-complex="13pt"/>
    </style:style>
    <style:style style:name="P12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rsid="000bb5bc" officeooo:paragraph-rsid="000cd713" style:font-size-asian="11.3500003814697pt" style:font-size-complex="13pt"/>
    </style:style>
    <style:style style:name="P13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style:font-name="Cambria" fo:font-size="13pt" officeooo:paragraph-rsid="0010af7c" style:font-size-asian="13pt" style:font-size-complex="13pt"/>
    </style:style>
    <style:style style:name="P14" style:family="paragraph" style:parent-style-name="Standard">
      <loext:graphic-properties draw:fill="none"/>
      <style:paragraph-properties fo:margin-left="-0.499cm" fo:margin-right="-0.6cm" fo:text-align="justify" style:justify-single-word="false" fo:text-indent="0cm" style:auto-text-indent="false" fo:background-color="transparent"/>
      <style:text-properties fo:font-size="13pt" officeooo:paragraph-rsid="00148561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cm" fo:margin-right="-0.499cm" fo:text-align="justify" style:justify-single-word="false" fo:text-indent="0cm" style:auto-text-indent="false" fo:background-color="transparent"/>
      <style:text-properties style:font-name="Constantia" fo:font-size="13pt" officeooo:rsid="00027cac" officeooo:paragraph-rsid="002b3847" style:font-size-asian="11.3500003814697pt" style:font-size-complex="13pt"/>
    </style:style>
    <style:style style:name="P16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027cac" officeooo:paragraph-rsid="00140ace" style:font-size-asian="11.3500003814697pt" style:font-size-complex="13pt"/>
    </style:style>
    <style:style style:name="P17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027cac" officeooo:paragraph-rsid="002b3847" style:font-size-asian="11.3500003814697pt" style:font-size-complex="13pt"/>
    </style:style>
    <style:style style:name="P18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1925e6" officeooo:paragraph-rsid="00226650" style:font-size-asian="11.3500003814697pt" style:font-size-complex="13pt"/>
    </style:style>
    <style:style style:name="P19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1925e6" officeooo:paragraph-rsid="001925e6" style:font-size-asian="11.3500003814697pt" style:font-size-complex="13pt"/>
    </style:style>
    <style:style style:name="P20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1925e6" officeooo:paragraph-rsid="0026b207" style:font-size-asian="11.3500003814697pt" style:font-size-complex="13pt"/>
    </style:style>
    <style:style style:name="P21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26b207" officeooo:paragraph-rsid="0026b207" style:font-size-asian="11.3500003814697pt" style:font-size-complex="13pt"/>
    </style:style>
    <style:style style:name="P22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2965fa" officeooo:paragraph-rsid="002965fa" style:font-size-asian="11.3500003814697pt" style:font-size-complex="13pt"/>
    </style:style>
    <style:style style:name="P23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027cac" officeooo:paragraph-rsid="002b3847" style:font-size-asian="13pt" style:font-size-complex="13pt"/>
    </style:style>
    <style:style style:name="P24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027cac" officeooo:paragraph-rsid="00379a2c" style:font-size-asian="13pt" style:font-size-complex="13pt"/>
    </style:style>
    <style:style style:name="P25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2e1709" officeooo:paragraph-rsid="002e1709" style:font-size-asian="13pt" style:font-size-complex="13pt"/>
    </style:style>
    <style:style style:name="P26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35954d" officeooo:paragraph-rsid="0035954d" style:font-size-asian="13pt" style:font-size-complex="13pt"/>
    </style:style>
    <style:style style:name="P27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fo:font-size="13pt" officeooo:rsid="0035954d" officeooo:paragraph-rsid="00379a2c" style:font-size-asian="13pt" style:font-size-complex="13pt"/>
    </style:style>
    <style:style style:name="P28" style:family="paragraph" style:parent-style-name="Standard">
      <loext:graphic-properties draw:fill="none"/>
      <style:paragraph-properties fo:margin-left="-0.499cm" fo:margin-right="-0.499cm" fo:text-align="justify" style:justify-single-word="false" fo:text-indent="0cm" style:auto-text-indent="false" fo:background-color="transparent"/>
      <style:text-properties style:font-name="Cambria" officeooo:paragraph-rsid="0031f83e"/>
    </style:style>
    <style:style style:name="P29" style:family="paragraph" style:parent-style-name="Standard" style:master-page-name="">
      <loext:graphic-properties draw:fill="none"/>
      <style:paragraph-properties fo:margin-left="-0.499cm" fo:margin-right="-0.499cm" fo:text-align="justify" style:justify-single-word="false" fo:text-indent="0cm" style:auto-text-indent="false" style:page-number="auto" fo:background-color="transparent"/>
      <style:text-properties style:font-name="Cambria" fo:font-size="18pt" officeooo:rsid="00027cac" officeooo:paragraph-rsid="00140ace" style:font-size-asian="18pt" style:font-size-complex="18pt"/>
    </style:style>
    <style:style style:name="P30" style:family="paragraph" style:parent-style-name="Standard" style:master-page-name="">
      <loext:graphic-properties draw:fill="none"/>
      <style:paragraph-properties fo:margin-left="-0.499cm" fo:margin-right="-0.499cm" fo:text-align="justify" style:justify-single-word="false" fo:text-indent="0cm" style:auto-text-indent="false" style:page-number="auto" fo:background-color="transparent"/>
      <style:text-properties style:font-name="Cambria" fo:font-size="18pt" officeooo:rsid="00027cac" officeooo:paragraph-rsid="002b3847" style:font-size-asian="18pt" style:font-size-complex="18pt"/>
    </style:style>
    <style:style style:name="T1" style:family="text">
      <style:text-properties officeooo:rsid="00052b36"/>
    </style:style>
    <style:style style:name="T2" style:family="text">
      <style:text-properties officeooo:rsid="00090e55"/>
    </style:style>
    <style:style style:name="T3" style:family="text">
      <style:text-properties officeooo:rsid="000a88ce"/>
    </style:style>
    <style:style style:name="T4" style:family="text">
      <style:text-properties officeooo:rsid="000bb5bc"/>
    </style:style>
    <style:style style:name="T5" style:family="text">
      <style:text-properties officeooo:rsid="000cd713"/>
    </style:style>
    <style:style style:name="T6" style:family="text">
      <style:text-properties officeooo:rsid="000e96a0"/>
    </style:style>
    <style:style style:name="T7" style:family="text">
      <style:text-properties officeooo:rsid="000ec954"/>
    </style:style>
    <style:style style:name="T8" style:family="text">
      <style:text-properties officeooo:rsid="0010af7c"/>
    </style:style>
    <style:style style:name="T9" style:family="text">
      <style:text-properties style:font-name="Cambria" officeooo:rsid="00052b36"/>
    </style:style>
    <style:style style:name="T10" style:family="text">
      <style:text-properties officeooo:rsid="0010cce6"/>
    </style:style>
    <style:style style:name="T11" style:family="text">
      <style:text-properties officeooo:rsid="00123420"/>
    </style:style>
    <style:style style:name="T12" style:family="text">
      <style:text-properties fo:font-variant="normal" fo:text-transform="none" fo:color="#000000" loext:opacity="100%" style:font-name="Cambria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Cambria" fo:letter-spacing="normal" fo:font-style="normal" fo:font-weight="normal" officeooo:rsid="00148561"/>
    </style:style>
    <style:style style:name="T14" style:family="text">
      <style:text-properties fo:font-variant="normal" fo:text-transform="none" fo:color="#000000" loext:opacity="100%" style:font-name="Cambria" fo:letter-spacing="normal" fo:font-style="normal" fo:font-weight="normal" officeooo:rsid="0014c3f3"/>
    </style:style>
    <style:style style:name="T15" style:family="text">
      <style:text-properties officeooo:rsid="0015bb6f"/>
    </style:style>
    <style:style style:name="T16" style:family="text">
      <style:text-properties officeooo:rsid="00175c7b"/>
    </style:style>
    <style:style style:name="T17" style:family="text">
      <style:text-properties officeooo:rsid="001ecafc"/>
    </style:style>
    <style:style style:name="T18" style:family="text">
      <style:text-properties officeooo:rsid="0020c7d1"/>
    </style:style>
    <style:style style:name="T19" style:family="text">
      <style:text-properties officeooo:rsid="00226650"/>
    </style:style>
    <style:style style:name="T20" style:family="text">
      <style:text-properties officeooo:rsid="0023d074"/>
    </style:style>
    <style:style style:name="T21" style:family="text">
      <style:text-properties officeooo:rsid="002486ff"/>
    </style:style>
    <style:style style:name="T22" style:family="text">
      <style:text-properties officeooo:rsid="0026019f"/>
    </style:style>
    <style:style style:name="T23" style:family="text">
      <style:text-properties officeooo:rsid="0026b207"/>
    </style:style>
    <style:style style:name="T24" style:family="text">
      <style:text-properties officeooo:rsid="002b3847"/>
    </style:style>
    <style:style style:name="T25" style:family="text">
      <style:text-properties officeooo:rsid="002e1709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officeooo:rsid="002e1709" style:font-size-asian="13pt" style:font-size-complex="13pt"/>
    </style:style>
    <style:style style:name="T28" style:family="text">
      <style:text-properties fo:font-size="13pt" officeooo:rsid="002f748d" style:font-size-asian="13pt" style:font-size-complex="13pt"/>
    </style:style>
    <style:style style:name="T29" style:family="text">
      <style:text-properties fo:font-size="13pt" officeooo:rsid="003181f6" style:font-size-asian="13pt" style:font-size-complex="13pt"/>
    </style:style>
    <style:style style:name="T30" style:family="text">
      <style:text-properties fo:font-size="13pt" officeooo:rsid="0031f83e" style:font-size-asian="13pt" style:font-size-complex="13pt"/>
    </style:style>
    <style:style style:name="T31" style:family="text">
      <style:text-properties fo:font-size="13pt" officeooo:rsid="00338285" style:font-size-asian="13pt" style:font-size-complex="13pt"/>
    </style:style>
    <style:style style:name="T32" style:family="text">
      <style:text-properties officeooo:rsid="0035954d"/>
    </style:style>
    <style:style style:name="T33" style:family="text">
      <style:text-properties officeooo:rsid="0035b22e"/>
    </style:style>
    <style:style style:name="T34" style:family="text">
      <style:text-properties officeooo:rsid="00379a2c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379a2c"/>
    </style:style>
    <style:style style:name="T3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3 – Computação Concorrente</text:p>
      <text:p text:style-name="P2"/>
      <text:p text:style-name="P3">Nome: Gabriel Almeida Mendes</text:p>
      <text:p text:style-name="P3">DRE: 117204959</text:p>
      <text:p text:style-name="P4"/>
      <text:p text:style-name="P5"/>
      <text:p text:style-name="P6"><text:span text:style-name="T1">Tarefa da Questão </text:span>1</text:p>
      <text:p text:style-name="P7"/>
      <text:p text:style-name="P8">a) Essa solu<text:span text:style-name="T1">çã</text:span>o garante as condi<text:span text:style-name="T1">ções</text:span> do problema, aus<text:span text:style-name="T1">ên</text:span>cia de condi<text:span text:style-name="T1">çã</text:span>o de corrida e de deadlock?</text:p>
      <text:p text:style-name="P14"><text:span text:style-name="T9">R= </text:span><text:span text:style-name="T12">Sim, a solução garante </text:span><text:span text:style-name="T13">todas essas especificações</text:span><text:span text:style-name="T12">. </text:span><text:span text:style-name="T13">Analisando em partes o código vemos que: O </text:span><text:span text:style-name="T12">semáforo rec, </text:span><text:span text:style-name="T13">começando</text:span><text:span text:style-name="T12"> com valor 1, </text:span><text:span text:style-name="T13">faz com que </text:span><text:span text:style-name="T12">as </text:span><text:span text:style-name="T13">funções </text:span><text:span text:style-name="T12">threads </text:span><text:span text:style-name="T13">não executem</text:span><text:span text:style-name="T12"> simultaneamente. </text:span><text:span text:style-name="T13">Isso </text:span><text:span text:style-name="T12">ocorre </text:span><text:span text:style-name="T13">assim porque</text:span><text:span text:style-name="T12">, </text:span><text:span text:style-name="T13">no i</text:span><text:span text:style-name="T12">n</text:span><text:span text:style-name="T13">í</text:span><text:span text:style-name="T12">ci</text:span><text:span text:style-name="T13">o</text:span><text:span text:style-name="T12">, apenas uma thread de cada tipo </text:span><text:span text:style-name="T13">agirá</text:span><text:span text:style-name="T12"> devido ao primeiro </text:span><text:span text:style-name="T13">sem_</text:span><text:span text:style-name="T12">wait</text:span><text:span text:style-name="T13">(&amp;rec)</text:span><text:span text:style-name="T12">, </text:span><text:span text:style-name="T13">seguidamente,</text:span><text:span text:style-name="T12"> as threads (no máximo uma de cada tipo) entrarão no if fazendo com que apenas uma possa prosseguir. </text:span><text:span text:style-name="T13">No fim do código de cada uma das funções threads</text:span><text:span text:style-name="T12">, a thread que conseguir passar </text:span><text:span text:style-name="T13">lançará</text:span><text:span text:style-name="T12"> um </text:span><text:span text:style-name="T13">sem_</text:span><text:span text:style-name="T12">post</text:span><text:span text:style-name="T13">(&amp;post)</text:span><text:span text:style-name="T12"> </text:span><text:span text:style-name="T13">liberando</text:span><text:span text:style-name="T12"> </text:span><text:span text:style-name="T13">qualquer </text:span><text:span text:style-name="T12">outra thread do mesmo tipo </text:span><text:span text:style-name="T13">de </text:span><text:span text:style-name="T12">execut</text:span><text:span text:style-name="T13">ar </text:span><text:span text:style-name="T12">e só permitirá que outra thread de tipo diferente </text:span><text:span text:style-name="T14">execute</text:span><text:span text:style-name="T12"> quando não houver mais thread do mesmo tipo executando. </text:span><text:span text:style-name="T14">A justificativa disso se vem do fato de que, o sem_</text:span><text:span text:style-name="T12">post</text:span><text:span text:style-name="T14">(&amp;rec)</text:span><text:span text:style-name="T12"> está dentro de um if, sendo </text:span><text:span text:style-name="T14">a variável residente de cada uma das funções threads ser </text:span><text:span text:style-name="T12">o tipo de variável utilizada por este tipo de </text:span><text:span text:style-name="T14">t</text:span><text:span text:style-name="T12">hread. </text:span></text:p>
      <text:p text:style-name="P9"/>
      <text:p text:style-name="P10">b) Essa solução pode levar as threads a um estado de starvation (espera por um tempo muito longo para serem atendidas)?</text:p>
      <text:p text:style-name="P11">R= Sim, porque existe uma espera muito grande entre uma thread terminar de executar e passar para <text:span text:style-name="T2">a seguinte</text:span>. Isso pode ser <text:span text:style-name="T2">visualizado</text:span> na execução <text:span text:style-name="T3">do programa</text:span>, quando existem blocos enormes em que apenas um<text:span text:style-name="T2">a</text:span> única thread executa <text:span text:style-name="T3">até ir para a próxima ou até mesmo ficar para sempre com a thread atual </text:span><text:span text:style-name="T4">rodando</text:span><text:span text:style-name="T3"> e a outras nunca iniciarem.</text:span></text:p>
      <text:p text:style-name="P11"/>
      <text:p text:style-name="P11">c) O que aconteceria se o sem<text:span text:style-name="T4">á</text:span>foro rec fosse inicializado com <text:span text:style-name="T8">0</text:span> sinais?</text:p>
      <text:p text:style-name="P12">R= <text:span text:style-name="T5">No caso do valor inicial do semáforo for 0, vai acontecer da </text:span><text:span text:style-name="T6">primeira </text:span>chamada <text:span text:style-name="T5">d</text:span><text:span text:style-name="T6">e qualquer uma das </text:span><text:span text:style-name="T5">thread</text:span> <text:span text:style-name="T5">ser</text:span> bloque<text:span text:style-name="T5">ada quando</text:span> <text:span text:style-name="T5">a operação sem_wait(&amp;rec) aparecer no primeiro if de casa uma </text:span><text:span text:style-name="T6">das funções threads</text:span><text:span text:style-name="T5">. </text:span><text:span text:style-name="T6">Isso vai resultar num “congelamento” do programa, impedindo a função thread de prosseguir e terminar, resultando numa não finalização do programa. Pelo menos até que o valor seja alterado para um valor maior que 0 algo que não ocorre no programa.</text:span></text:p>
      <text:p text:style-name="P11"/>
      <text:p text:style-name="P11">d) O que aconteceria se o sem<text:span text:style-name="T4">á</text:span>foro rec fosse inicializado com mais de um sinal?</text:p>
      <text:p text:style-name="P13"><text:span text:style-name="T4">R= </text:span><text:span text:style-name="T5">No caso do valor inicial do semáforo for </text:span><text:span text:style-name="T7">maior </text:span><text:span text:style-name="T8">que</text:span><text:span text:style-name="T7"> 0 (ou seja, mais de um sinal). </text:span><text:span text:style-name="T8">É com</text:span><text:span text:style-name="T10">o</text:span><text:span text:style-name="T8"> se meio que ocorresse uma permissão</text:span> <text:span text:style-name="T8">para que </text:span><text:span text:style-name="T10">todas as</text:span><text:span text:style-name="T8"> threads </text:span><text:span text:style-name="T10">sejam executadas</text:span><text:span text:style-name="T8"> todas ao mesmo tempo. </text:span><text:span text:style-name="T10">O objetivo do semáforo é fazer com que uma thread não possa executar até que a anterior termine, fazendo com que o contrário não seja o desejável porque mataria a ideia </text:span><text:span text:style-name="T11">de</text:span><text:span text:style-name="T10"> exclusão mutua </text:span><text:span text:style-name="T11">e estragaria o programa</text:span><text:span text:style-name="T10">. </text:span><text:span text:style-name="T11">A ideia do rec é permitir que apenas uma thread acesse de uma só vez, se ela for maior que 1, todas as threads entram juntas. </text:span></text:p>
      <text:p text:style-name="P13"/>
      <text:p text:style-name="P29"><text:soft-page-break/><text:span text:style-name="T1">Questão </text:span><text:span text:style-name="T15">2</text:span></text:p>
      <text:p text:style-name="P16"/>
      <text:p text:style-name="P16">a) Onde esta(<text:span text:style-name="T16">ã</text:span>o) o(s) erro(s) no c<text:span text:style-name="T16">ó</text:span>digo?</text:p>
      <text:p text:style-name="P18">R= <text:span text:style-name="T17">O código está com dois erros e ambos estão na thread consumidora. O primeiro é referente a chamada da função </text:span><text:span text:style-name="T18">retira_item, </text:span><text:span text:style-name="T20">porque </text:span><text:span text:style-name="T18">quando ela é chamada, o resultado tem que ser reatribuído a variável </text:span><text:span text:style-name="T19">item, corrigindo ela ficaria: item = </text:span><text:span text:style-name="T18">retira_item</text:span><text:span text:style-name="T19">(&amp;item). Segundo, </text:span><text:span text:style-name="T20">o maior problema está na sincronização do semáforo, </text:span><text:span text:style-name="T21">o sem_post(&amp;s) está sendo chamado muito cedo </text:span><text:span text:style-name="T22">e</text:span><text:span text:style-name="T21"> isso tá fazendo a produtora liberar o </text:span><text:span text:style-name="T22">semáforo </text:span><text:span text:style-name="T21">d sem </text:span><text:span text:style-name="T22">que</text:span><text:span text:style-name="T21"> d </text:span><text:span text:style-name="T22">estivesse sido preso</text:span><text:span text:style-name="T21"> </text:span><text:span text:style-name="T23">anteriormente, aí quando era pra prendê-lo mesmo ela está sendo liberada direto.</text:span></text:p>
      <text:p text:style-name="P19"/>
      <text:p text:style-name="P19">b) Proponha uma maneira de resolvê-lo(s) mantendo as funções produz item e consome item fora da exclusão mútua.</text:p>
      <text:p text:style-name="P20">R= <text:span text:style-name="T23">Embaixo está uma maneira alternativa de resolver esse problema:</text:span></text:p>
      <text:p text:style-name="P20"><text:tab/>void *cons(void *args) { </text:p>
      <text:p text:style-name="P20"><text:tab/><text:tab/>int item; </text:p>
      <text:p text:style-name="P20"><text:tab/><text:tab/>sem_wait(&amp;d); </text:p>
      <text:p text:style-name="P20"><text:tab/><text:tab/>while(1) { </text:p>
      <text:p text:style-name="P20"><text:tab/><text:tab/><text:tab/>sem_wait(&amp;s); </text:p>
      <text:p text:style-name="P20"><text:tab/><text:tab/><text:tab/><text:span text:style-name="T23">item = </text:span>retira_item(&amp;item);</text:p>
      <text:p text:style-name="P20"><text:tab/><text:tab/><text:tab/>n--;</text:p>
      <text:p text:style-name="P20"><text:tab/><text:tab/><text:tab/>if(n==0) sem_wait(&amp;d); </text:p>
      <text:p text:style-name="P20"><text:tab/><text:tab/><text:tab/>sem_post(&amp;s); </text:p>
      <text:p text:style-name="P20"><text:tab/><text:tab/><text:tab/>consome_item(item); </text:p>
      <text:p text:style-name="P20"><text:tab/><text:tab/>}</text:p>
      <text:p text:style-name="P21"><text:tab/>}</text:p>
      <text:p text:style-name="P22"/>
      <text:p text:style-name="P30"><text:span text:style-name="T25">Tarefa da </text:span><text:span text:style-name="T1">Questão </text:span><text:span text:style-name="T24">4</text:span></text:p>
      <text:p text:style-name="P17"/>
      <text:p text:style-name="P23">(a) Qual <text:span text:style-name="T25">é</text:span> a finalidade dos sem<text:span text:style-name="T25">á</text:span>foros s, x e h dentro do c<text:span text:style-name="T25">ó</text:span>digo? Esses sem<text:span text:style-name="T25">á</text:span>foros foram inicializados corretamente?</text:p>
      <text:p text:style-name="P28"><text:span text:style-name="T27">R= </text:span><text:span text:style-name="T28">O semáforo x </text:span><text:span text:style-name="T29">apenas cumpre a função de servir como um mecanismo de exclusão mútua para essas funções auxiliares quando as mesmas forem chamada pelas funções threads, </text:span><text:span text:style-name="T30">pois essas chamadas ocorreram</text:span><text:span text:style-name="T29"> mais de uma vez e </text:span><text:span text:style-name="T30">é in</text:span><text:span text:style-name="T26">admissível</text:span> <text:span text:style-name="T29">que mais de uma thread acesse</text:span><text:span text:style-name="T30">m ao mesmo tempo a seção crítica do código. Devido a isso a inicialização em 1 está correta para o x. O semáforo h tem a função crucial de realizar os bloqueios das threads na função wait(), através da operação sem_wait(&amp;h), até que ela seja liberada por um notify() ou notifyAll(), através da operação sem_post(&amp;h). Por último, o semáforo s funciona em conjunto com o semáforo h, porque a função dele é garantir que uma thread que estava em espera saiu quando for chamada uma função notify() ou notifyAll(). Se esse mecanismo conjunto não existir pode acontecer de um thread entrar e ser liberada logo em seguida, </text:span><text:span text:style-name="T31">por isso a inicialização com 0 está correta porque é quando for chamada a operação sem_wait() está consiga bloquear as threads.</text:span></text:p>
      <text:p text:style-name="P25"/>
      <text:p text:style-name="P24">(b) Essa implementa<text:span text:style-name="T25">ção</text:span> est<text:span text:style-name="T25">á</text:span> correta? Ela garante que a sem<text:span text:style-name="T25">ân</text:span>tica das opera<text:span text:style-name="T25">çõ</text:span>es wait, notify e notifyAll est<text:span text:style-name="T25">á</text:span> sendo atendida plenamente?</text:p>
      <text:p text:style-name="P24"><text:soft-page-break/><text:span text:style-name="T32">R= </text:span><text:span text:style-name="T34">Sim, a implementação está correta. As funções auxiliares </text:span>wait, notify e notifyAll <text:span text:style-name="T34">simulam perfeitamente os métodos/operações de mesmo nome ao se utilizarem dos semáforos dentro de suas implementações. A função wait consegue bloquear as threads até que estás sejam liberadas pelas funções notify() e notifyAll(). Como os semáforos funcionam já foi explicado na questão 4a.</text:span></text:p>
      <text:p text:style-name="P27"/>
      <text:p text:style-name="P23">(c) Existe a possibilidade de ac<text:span text:style-name="T25">ú</text:span>mulo indevido de sinais nos sem<text:span text:style-name="T25">á</text:span>foro<text:span text:style-name="T25">s</text:span> s, x <text:span text:style-name="T25">e h?</text:span></text:p>
      <text:p text:style-name="P26">R= <text:span text:style-name="T33">Não, porque para toda vez que uma operação sem_wait() é chamada em alguma função, existem uma operação sem_post() que lhe complementa e finaliza. Dessa forma não tem como ter acúmulo de sinais.</text:span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3:23.641000000</meta:creation-date>
    <dc:date>2021-10-13T22:23:52.621000000</dc:date>
    <meta:editing-duration>PT6H49M33S</meta:editing-duration>
    <meta:editing-cycles>21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36" meta:word-count="929" meta:character-count="5546" meta:non-whitespace-character-count="4615"/>
  </office:meta>
</office:document-meta>
</file>